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8"/>
        <table:table-column table:style-name="co1" table:default-cell-style-name="ce10"/>
        <table:table-column table:style-name="co1" table:number-columns-repeated="4" table:default-cell-style-name="ce3"/>
        <table:table-column table:style-name="co1" table:number-columns-repeated="1009" table:default-cell-style-name="ce2"/>
        <table:table-row table:style-name="ro1">
          <table:table-cell table:style-name="ce1" office:value-type="string">
            <text:p>mir</text:p>
          </table:table-cell>
          <table:table-cell table:style-name="ce1" office:value-type="string">
            <text:p>H</text:p>
          </table:table-cell>
          <table:table-cell table:style-name="ce6" office:value-type="string">
            <text:p>V</text:p>
          </table:table-cell>
          <table:table-cell table:style-name="ce7" office:value-type="string">
            <text:p>X0</text:p>
          </table:table-cell>
          <table:table-cell table:style-name="ce7" office:value-type="string">
            <text:p>Y0</text:p>
          </table:table-cell>
          <table:table-cell table:style-name="ce9" office:value-type="string">
            <text:p>theta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style-name="ce5" office:value-type="string">
            <text:p>S</text:p>
          </table:table-cell>
          <table:table-cell table:style-name="ce1" table:number-columns-repeated="1009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2.9127">
            <text:p>2.9127</text:p>
          </table:table-cell>
          <table:table-cell table:style-name="ce3" office:value-type="float" office:value="1.5271">
            <text:p>1.5271</text:p>
          </table:table-cell>
          <table:table-cell table:style-name="ce3" table:formula="of:=+1.754+[.B2]*SIN(RADIANS(9))" office:value-type="float" office:value="2.20964666632268">
            <text:p>2.2096</text:p>
          </table:table-cell>
          <table:table-cell table:style-name="ce3" table:formula="of:=SQRT(POWER(15.711;2)-POWER(1.754;2))-[.B2]*COS(RADIANS(9))" office:value-type="float" office:value="12.735943554486">
            <text:p>12.7359</text:p>
          </table:table-cell>
          <table:table-cell office:value-type="float" office:value="-36">
            <text:p>-36</text:p>
          </table:table-cell>
          <table:table-cell table:formula="of:=[.$E2]*SIN(RADIANS([.$F2]))+[.$D2]*COS(RADIANS([.$F2]))" office:value-type="float" office:value="-5.69835809073728">
            <text:p>-5.6984</text:p>
          </table:table-cell>
          <table:table-cell table:formula="of:=[.$E2]*COS(RADIANS([.$F2]))-[.$D2]*SIN(RADIANS([.$F2]))" office:value-type="float" office:value="11.602392498221">
            <text:p>11.6024</text:p>
          </table:table-cell>
          <table:table-cell table:formula="of:=[.C2]" office:value-type="float" office:value="1.5271">
            <text:p>1.5271</text:p>
          </table:table-cell>
          <table:table-cell table:formula="of:=SQRT(POWER([.G2]-[.G$2];2)+POWER([.H2]-[.H$2];2)+POWER([.I2]-[.I$2];2))" office:value-type="float" office:value="0">
            <text:p>0.0000</text:p>
          </table:table-cell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3.2822">
            <text:p>3.2822</text:p>
          </table:table-cell>
          <table:table-cell table:style-name="ce3" office:value-type="float" office:value="5.498">
            <text:p>5.4980</text:p>
          </table:table-cell>
          <table:table-cell table:style-name="ce3" table:formula="of:=+1.754+[.B3]*SIN(RADIANS(9))" office:value-type="float" office:value="2.26744920115505">
            <text:p>2.2674</text:p>
          </table:table-cell>
          <table:table-cell table:style-name="ce3" table:formula="of:=SQRT(POWER(15.711;2)-POWER(1.754;2))-[.B3]*COS(RADIANS(9))" office:value-type="float" office:value="12.3709927126361">
            <text:p>12.3710</text:p>
          </table:table-cell>
          <table:table-cell office:value-type="float" office:value="-36">
            <text:p>-36</text:p>
          </table:table-cell>
          <table:table-cell table:formula="of:=[.$E3]*SIN(RADIANS([.$F3]))+[.$D3]*COS(RADIANS([.$F3]))" office:value-type="float" office:value="-5.43708213508885">
            <text:p>-5.4371</text:p>
          </table:table-cell>
          <table:table-cell table:formula="of:=[.$E3]*COS(RADIANS([.$F3]))-[.$D3]*SIN(RADIANS([.$F3]))" office:value-type="float" office:value="11.3411165425726">
            <text:p>11.3411</text:p>
          </table:table-cell>
          <table:table-cell table:formula="of:=[.C3]" office:value-type="float" office:value="5.498">
            <text:p>5.4980</text:p>
          </table:table-cell>
          <table:table-cell table:formula="of:=SQRT(POWER([.G3]-[.G$2];2)+POWER([.H3]-[.H$2];2)+POWER([.I3]-[.I$2];2))" office:value-type="float" office:value="3.98805429501656">
            <text:p>3.9881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.9127">
            <text:p>2.9127</text:p>
          </table:table-cell>
          <table:table-cell table:style-name="ce3" office:value-type="float" office:value="1.5271">
            <text:p>1.5271</text:p>
          </table:table-cell>
          <table:table-cell table:style-name="ce3" table:formula="of:=-1.754-[.B4]*SIN(RADIANS(9))" office:value-type="float" office:value="-2.20964666632268">
            <text:p>-2.2096</text:p>
          </table:table-cell>
          <table:table-cell table:style-name="ce3" table:formula="of:=SQRT(POWER(15.711;2)-POWER(1.754;2))-[.B4]*COS(RADIANS(9))" office:value-type="float" office:value="12.735943554486">
            <text:p>12.7359</text:p>
          </table:table-cell>
          <table:table-cell office:value-type="float" office:value="-36">
            <text:p>-36</text:p>
          </table:table-cell>
          <table:table-cell table:formula="of:=[.$E4]*SIN(RADIANS([.$F4]))+[.$D4]*COS(RADIANS([.$F4]))" office:value-type="float" office:value="-9.27364149997527">
            <text:p>-9.2736</text:p>
          </table:table-cell>
          <table:table-cell table:formula="of:=[.$E4]*COS(RADIANS([.$F4]))-[.$D4]*SIN(RADIANS([.$F4]))" office:value-type="float" office:value="9.00479705173758">
            <text:p>9.0048</text:p>
          </table:table-cell>
          <table:table-cell table:formula="of:=[.C4]" office:value-type="float" office:value="1.5271">
            <text:p>1.5271</text:p>
          </table:table-cell>
          <table:table-cell table:formula="of:=SQRT(POWER([.G4]-[.G$2];2)+POWER([.H4]-[.H$2];2)+POWER([.I4]-[.I$2];2))" office:value-type="float" office:value="4.41929333264536">
            <text:p>4.4193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3.2822">
            <text:p>3.2822</text:p>
          </table:table-cell>
          <table:table-cell table:style-name="ce3" office:value-type="float" office:value="5.498">
            <text:p>5.4980</text:p>
          </table:table-cell>
          <table:table-cell table:style-name="ce3" table:formula="of:=-1.754-[.B5]*SIN(RADIANS(9))" office:value-type="float" office:value="-2.26744920115505">
            <text:p>-2.2674</text:p>
          </table:table-cell>
          <table:table-cell table:style-name="ce3" table:formula="of:=SQRT(POWER(15.711;2)-POWER(1.754;2))-[.B5]*COS(RADIANS(9))" office:value-type="float" office:value="12.3709927126361">
            <text:p>12.3710</text:p>
          </table:table-cell>
          <table:table-cell office:value-type="float" office:value="-36">
            <text:p>-36</text:p>
          </table:table-cell>
          <table:table-cell table:formula="of:=[.$E5]*SIN(RADIANS([.$F5]))+[.$D5]*COS(RADIANS([.$F5]))" office:value-type="float" office:value="-9.10589201032151">
            <text:p>-9.1059</text:p>
          </table:table-cell>
          <table:table-cell table:formula="of:=[.$E5]*COS(RADIANS([.$F5]))-[.$D5]*SIN(RADIANS([.$F5]))" office:value-type="float" office:value="8.67557014104998">
            <text:p>8.6756</text:p>
          </table:table-cell>
          <table:table-cell table:formula="of:=[.C5]" office:value-type="float" office:value="5.498">
            <text:p>5.4980</text:p>
          </table:table-cell>
          <table:table-cell table:formula="of:=SQRT(POWER([.G5]-[.G$2];2)+POWER([.H5]-[.H$2];2)+POWER([.I5]-[.I$2];2))" office:value-type="float" office:value="5.99546689871215">
            <text:p>5.9955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2.9127">
            <text:p>2.9127</text:p>
          </table:table-cell>
          <table:table-cell table:style-name="ce3" office:value-type="float" office:value="1.5271">
            <text:p>1.5271</text:p>
          </table:table-cell>
          <table:table-cell table:style-name="ce3" table:formula="of:=+1.754+[.B6]*SIN(RADIANS(9))" office:value-type="float" office:value="2.20964666632268">
            <text:p>2.2096</text:p>
          </table:table-cell>
          <table:table-cell table:style-name="ce3" table:formula="of:=SQRT(POWER(15.711;2)-POWER(1.754;2))-[.B6]*COS(RADIANS(9))" office:value-type="float" office:value="12.735943554486">
            <text:p>12.7359</text:p>
          </table:table-cell>
          <table:table-cell office:value-type="float" office:value="0">
            <text:p>0</text:p>
          </table:table-cell>
          <table:table-cell table:formula="of:=[.$E6]*SIN(RADIANS([.$F6]))+[.$D6]*COS(RADIANS([.$F6]))" office:value-type="float" office:value="2.20964666632268">
            <text:p>2.2096</text:p>
          </table:table-cell>
          <table:table-cell table:formula="of:=[.$E6]*COS(RADIANS([.$F6]))-[.$D6]*SIN(RADIANS([.$F6]))" office:value-type="float" office:value="12.735943554486">
            <text:p>12.7359</text:p>
          </table:table-cell>
          <table:table-cell table:formula="of:=[.C6]" office:value-type="float" office:value="1.5271">
            <text:p>1.5271</text:p>
          </table:table-cell>
          <table:table-cell table:formula="of:=SQRT(POWER([.G6]-[.G$2];2)+POWER([.H6]-[.H$2];2)+POWER([.I6]-[.I$2];2))" office:value-type="float" office:value="7.98883453545275">
            <text:p>7.9888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float" office:value="3.2822">
            <text:p>3.2822</text:p>
          </table:table-cell>
          <table:table-cell table:style-name="ce3" office:value-type="float" office:value="5.498">
            <text:p>5.4980</text:p>
          </table:table-cell>
          <table:table-cell table:style-name="ce3" table:formula="of:=+1.754+[.B7]*SIN(RADIANS(9))" office:value-type="float" office:value="2.26744920115505">
            <text:p>2.2674</text:p>
          </table:table-cell>
          <table:table-cell table:style-name="ce3" table:formula="of:=SQRT(POWER(15.711;2)-POWER(1.754;2))-[.B7]*COS(RADIANS(9))" office:value-type="float" office:value="12.3709927126361">
            <text:p>12.3710</text:p>
          </table:table-cell>
          <table:table-cell office:value-type="float" office:value="0">
            <text:p>0</text:p>
          </table:table-cell>
          <table:table-cell table:formula="of:=[.$E7]*SIN(RADIANS([.$F7]))+[.$D7]*COS(RADIANS([.$F7]))" office:value-type="float" office:value="2.26744920115505">
            <text:p>2.2674</text:p>
          </table:table-cell>
          <table:table-cell table:formula="of:=[.$E7]*COS(RADIANS([.$F7]))-[.$D7]*SIN(RADIANS([.$F7]))" office:value-type="float" office:value="12.3709927126361">
            <text:p>12.3710</text:p>
          </table:table-cell>
          <table:table-cell table:formula="of:=[.C7]" office:value-type="float" office:value="5.498">
            <text:p>5.4980</text:p>
          </table:table-cell>
          <table:table-cell table:formula="of:=SQRT(POWER([.G7]-[.G$2];2)+POWER([.H7]-[.H$2];2)+POWER([.I7]-[.I$2];2))" office:value-type="float" office:value="8.93380539922176">
            <text:p>8.9338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2.9127">
            <text:p>2.9127</text:p>
          </table:table-cell>
          <table:table-cell table:style-name="ce3" office:value-type="float" office:value="1.5271">
            <text:p>1.5271</text:p>
          </table:table-cell>
          <table:table-cell table:style-name="ce3" table:formula="of:=-1.754-[.B8]*SIN(RADIANS(9))" office:value-type="float" office:value="-2.20964666632268">
            <text:p>-2.2096</text:p>
          </table:table-cell>
          <table:table-cell table:style-name="ce3" table:formula="of:=SQRT(POWER(15.711;2)-POWER(1.754;2))-[.B8]*COS(RADIANS(9))" office:value-type="float" office:value="12.735943554486">
            <text:p>12.7359</text:p>
          </table:table-cell>
          <table:table-cell office:value-type="float" office:value="0">
            <text:p>0</text:p>
          </table:table-cell>
          <table:table-cell table:formula="of:=[.$E8]*SIN(RADIANS([.$F8]))+[.$D8]*COS(RADIANS([.$F8]))" office:value-type="float" office:value="-2.20964666632268">
            <text:p>-2.2096</text:p>
          </table:table-cell>
          <table:table-cell table:formula="of:=[.$E8]*COS(RADIANS([.$F8]))-[.$D8]*SIN(RADIANS([.$F8]))" office:value-type="float" office:value="12.735943554486">
            <text:p>12.7359</text:p>
          </table:table-cell>
          <table:table-cell table:formula="of:=[.C8]" office:value-type="float" office:value="1.5271">
            <text:p>1.5271</text:p>
          </table:table-cell>
          <table:table-cell table:formula="of:=SQRT(POWER([.G8]-[.G$2];2)+POWER([.H8]-[.H$2];2)+POWER([.I8]-[.I$2];2))" office:value-type="float" office:value="3.66824827404043">
            <text:p>3.6682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float" office:value="3.2822">
            <text:p>3.2822</text:p>
          </table:table-cell>
          <table:table-cell table:style-name="ce3" office:value-type="float" office:value="5.498">
            <text:p>5.4980</text:p>
          </table:table-cell>
          <table:table-cell table:style-name="ce3" table:formula="of:=-1.754-[.B9]*SIN(RADIANS(9))" office:value-type="float" office:value="-2.26744920115505">
            <text:p>-2.2674</text:p>
          </table:table-cell>
          <table:table-cell table:style-name="ce3" table:formula="of:=SQRT(POWER(15.711;2)-POWER(1.754;2))-[.B9]*COS(RADIANS(9))" office:value-type="float" office:value="12.3709927126361">
            <text:p>12.3710</text:p>
          </table:table-cell>
          <table:table-cell office:value-type="float" office:value="0">
            <text:p>0</text:p>
          </table:table-cell>
          <table:table-cell table:formula="of:=[.$E9]*SIN(RADIANS([.$F9]))+[.$D9]*COS(RADIANS([.$F9]))" office:value-type="float" office:value="-2.26744920115505">
            <text:p>-2.2674</text:p>
          </table:table-cell>
          <table:table-cell table:formula="of:=[.$E9]*COS(RADIANS([.$F9]))-[.$D9]*SIN(RADIANS([.$F9]))" office:value-type="float" office:value="12.3709927126361">
            <text:p>12.3710</text:p>
          </table:table-cell>
          <table:table-cell table:formula="of:=[.C9]" office:value-type="float" office:value="5.498">
            <text:p>5.4980</text:p>
          </table:table-cell>
          <table:table-cell table:formula="of:=SQRT(POWER([.G9]-[.G$2];2)+POWER([.H9]-[.H$2];2)+POWER([.I9]-[.I$2];2))" office:value-type="float" office:value="5.303765540464">
            <text:p>5.3038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2.9127">
            <text:p>2.9127</text:p>
          </table:table-cell>
          <table:table-cell table:style-name="ce3" office:value-type="float" office:value="1.5271">
            <text:p>1.5271</text:p>
          </table:table-cell>
          <table:table-cell table:style-name="ce3" table:formula="of:=+1.754+[.B10]*SIN(RADIANS(9))" office:value-type="float" office:value="2.20964666632268">
            <text:p>2.2096</text:p>
          </table:table-cell>
          <table:table-cell table:style-name="ce3" table:formula="of:=SQRT(POWER(15.711;2)-POWER(1.754;2))-[.B10]*COS(RADIANS(9))" office:value-type="float" office:value="12.735943554486">
            <text:p>12.7359</text:p>
          </table:table-cell>
          <table:table-cell office:value-type="float" office:value="36">
            <text:p>36</text:p>
          </table:table-cell>
          <table:table-cell table:formula="of:=[.$E10]*SIN(RADIANS([.$F10]))+[.$D10]*COS(RADIANS([.$F10]))" office:value-type="float" office:value="9.27364149997527">
            <text:p>9.2736</text:p>
          </table:table-cell>
          <table:table-cell table:formula="of:=[.$E10]*COS(RADIANS([.$F10]))-[.$D10]*SIN(RADIANS([.$F10]))" office:value-type="float" office:value="9.00479705173758">
            <text:p>9.0048</text:p>
          </table:table-cell>
          <table:table-cell table:formula="of:=[.C10]" office:value-type="float" office:value="1.5271">
            <text:p>1.5271</text:p>
          </table:table-cell>
          <table:table-cell table:formula="of:=SQRT(POWER([.G10]-[.G$2];2)+POWER([.H10]-[.H$2];2)+POWER([.I10]-[.I$2];2))" office:value-type="float" office:value="15.1956662850922">
            <text:p>15.1957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float" office:value="3.2822">
            <text:p>3.2822</text:p>
          </table:table-cell>
          <table:table-cell table:style-name="ce3" office:value-type="float" office:value="5.498">
            <text:p>5.4980</text:p>
          </table:table-cell>
          <table:table-cell table:style-name="ce3" table:formula="of:=+1.754+[.B11]*SIN(RADIANS(9))" office:value-type="float" office:value="2.26744920115505">
            <text:p>2.2674</text:p>
          </table:table-cell>
          <table:table-cell table:style-name="ce3" table:formula="of:=SQRT(POWER(15.711;2)-POWER(1.754;2))-[.B11]*COS(RADIANS(9))" office:value-type="float" office:value="12.3709927126361">
            <text:p>12.3710</text:p>
          </table:table-cell>
          <table:table-cell office:value-type="float" office:value="36">
            <text:p>36</text:p>
          </table:table-cell>
          <table:table-cell table:formula="of:=[.$E11]*SIN(RADIANS([.$F11]))+[.$D11]*COS(RADIANS([.$F11]))" office:value-type="float" office:value="9.10589201032151">
            <text:p>9.1059</text:p>
          </table:table-cell>
          <table:table-cell table:formula="of:=[.$E11]*COS(RADIANS([.$F11]))-[.$D11]*SIN(RADIANS([.$F11]))" office:value-type="float" office:value="8.67557014104998">
            <text:p>8.6756</text:p>
          </table:table-cell>
          <table:table-cell table:formula="of:=[.C11]" office:value-type="float" office:value="5.498">
            <text:p>5.4980</text:p>
          </table:table-cell>
          <table:table-cell table:formula="of:=SQRT(POWER([.G11]-[.G$2];2)+POWER([.H11]-[.H$2];2)+POWER([.I11]-[.I$2];2))" office:value-type="float" office:value="15.6044915641342">
            <text:p>15.6045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2.9127">
            <text:p>2.9127</text:p>
          </table:table-cell>
          <table:table-cell table:style-name="ce3" office:value-type="float" office:value="1.5271">
            <text:p>1.5271</text:p>
          </table:table-cell>
          <table:table-cell table:style-name="ce3" table:formula="of:=-1.754-[.B12]*SIN(RADIANS(9))" office:value-type="float" office:value="-2.20964666632268">
            <text:p>-2.2096</text:p>
          </table:table-cell>
          <table:table-cell table:style-name="ce3" table:formula="of:=SQRT(POWER(15.711;2)-POWER(1.754;2))-[.B12]*COS(RADIANS(9))" office:value-type="float" office:value="12.735943554486">
            <text:p>12.7359</text:p>
          </table:table-cell>
          <table:table-cell office:value-type="float" office:value="36">
            <text:p>36</text:p>
          </table:table-cell>
          <table:table-cell table:formula="of:=[.$E12]*SIN(RADIANS([.$F12]))+[.$D12]*COS(RADIANS([.$F12]))" office:value-type="float" office:value="5.69835809073728">
            <text:p>5.6984</text:p>
          </table:table-cell>
          <table:table-cell table:formula="of:=[.$E12]*COS(RADIANS([.$F12]))-[.$D12]*SIN(RADIANS([.$F12]))" office:value-type="float" office:value="11.602392498221">
            <text:p>11.6024</text:p>
          </table:table-cell>
          <table:table-cell table:formula="of:=[.C12]" office:value-type="float" office:value="1.5271">
            <text:p>1.5271</text:p>
          </table:table-cell>
          <table:table-cell table:formula="of:=SQRT(POWER([.G12]-[.G$2];2)+POWER([.H12]-[.H$2];2)+POWER([.I12]-[.I$2];2))" office:value-type="float" office:value="11.3967161814746">
            <text:p>11.3967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float" office:value="3.2822">
            <text:p>3.2822</text:p>
          </table:table-cell>
          <table:table-cell table:style-name="ce3" office:value-type="float" office:value="5.498">
            <text:p>5.4980</text:p>
          </table:table-cell>
          <table:table-cell table:style-name="ce3" table:formula="of:=-1.754-[.B13]*SIN(RADIANS(9))" office:value-type="float" office:value="-2.26744920115505">
            <text:p>-2.2674</text:p>
          </table:table-cell>
          <table:table-cell table:style-name="ce3" table:formula="of:=SQRT(POWER(15.711;2)-POWER(1.754;2))-[.B13]*COS(RADIANS(9))" office:value-type="float" office:value="12.3709927126361">
            <text:p>12.3710</text:p>
          </table:table-cell>
          <table:table-cell office:value-type="float" office:value="36">
            <text:p>36</text:p>
          </table:table-cell>
          <table:table-cell table:formula="of:=[.$E13]*SIN(RADIANS([.$F13]))+[.$D13]*COS(RADIANS([.$F13]))" office:value-type="float" office:value="5.43708213508885">
            <text:p>5.4371</text:p>
          </table:table-cell>
          <table:table-cell table:formula="of:=[.$E13]*COS(RADIANS([.$F13]))-[.$D13]*SIN(RADIANS([.$F13]))" office:value-type="float" office:value="11.3411165425726">
            <text:p>11.3411</text:p>
          </table:table-cell>
          <table:table-cell table:formula="of:=[.C13]" office:value-type="float" office:value="5.498">
            <text:p>5.4980</text:p>
          </table:table-cell>
          <table:table-cell table:formula="of:=SQRT(POWER([.G13]-[.G$2];2)+POWER([.H13]-[.H$2];2)+POWER([.I13]-[.I$2];2))" office:value-type="float" office:value="11.8251571219137">
            <text:p>11.8252</text:p>
          </table:table-cell>
          <table:table-cell table:number-columns-repeated="1009"/>
        </table:table-row>
        <table:table-row table:style-name="ro1" table:number-rows-repeated="3">
          <table:table-cell table:number-columns-repeated="1019"/>
        </table:table-row>
        <table:table-row table:style-name="ro1">
          <table:table-cell table:style-name="ce1" office:value-type="string">
            <text:p>mir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-5.69835809073728">
            <text:p>-5.6984</text:p>
          </table:table-cell>
          <table:table-cell table:style-name="ce3" office:value-type="float" office:value="11.602392498221">
            <text:p>11.6024</text:p>
          </table:table-cell>
          <table:table-cell table:style-name="ce3" office:value-type="float" office:value="1.5271">
            <text:p>1.527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-5.43708213508885">
            <text:p>-5.4371</text:p>
          </table:table-cell>
          <table:table-cell table:style-name="ce3" office:value-type="float" office:value="11.3411165425726">
            <text:p>11.3411</text:p>
          </table:table-cell>
          <table:table-cell table:style-name="ce3" office:value-type="float" office:value="5.498">
            <text:p>5.498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-9.27364149997527">
            <text:p>-9.2736</text:p>
          </table:table-cell>
          <table:table-cell table:style-name="ce3" office:value-type="float" office:value="9.00479705173758">
            <text:p>9.0048</text:p>
          </table:table-cell>
          <table:table-cell table:style-name="ce3" office:value-type="float" office:value="1.5271">
            <text:p>1.527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-9.10589201032151">
            <text:p>-9.1059</text:p>
          </table:table-cell>
          <table:table-cell table:style-name="ce3" office:value-type="float" office:value="8.67557014104998">
            <text:p>8.6756</text:p>
          </table:table-cell>
          <table:table-cell table:style-name="ce3" office:value-type="float" office:value="5.498">
            <text:p>5.4980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2.20964666632268">
            <text:p>2.2096</text:p>
          </table:table-cell>
          <table:table-cell table:style-name="ce3" office:value-type="float" office:value="12.735943554486">
            <text:p>12.7359</text:p>
          </table:table-cell>
          <table:table-cell table:style-name="ce3" office:value-type="float" office:value="1.5271">
            <text:p>1.5271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float" office:value="2.26744920115505">
            <text:p>2.2674</text:p>
          </table:table-cell>
          <table:table-cell table:style-name="ce3" office:value-type="float" office:value="12.3709927126361">
            <text:p>12.3710</text:p>
          </table:table-cell>
          <table:table-cell table:style-name="ce3" office:value-type="float" office:value="5.498">
            <text:p>5.4980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-2.20964666632268">
            <text:p>-2.2096</text:p>
          </table:table-cell>
          <table:table-cell table:style-name="ce3" office:value-type="float" office:value="12.735943554486">
            <text:p>12.7359</text:p>
          </table:table-cell>
          <table:table-cell table:style-name="ce3" office:value-type="float" office:value="1.5271">
            <text:p>1.5271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float" office:value="-2.26744920115505">
            <text:p>-2.2674</text:p>
          </table:table-cell>
          <table:table-cell table:style-name="ce3" office:value-type="float" office:value="12.3709927126361">
            <text:p>12.3710</text:p>
          </table:table-cell>
          <table:table-cell table:style-name="ce3" office:value-type="float" office:value="5.498">
            <text:p>5.4980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9.27364149997527">
            <text:p>9.2736</text:p>
          </table:table-cell>
          <table:table-cell table:style-name="ce3" office:value-type="float" office:value="9.00479705173758">
            <text:p>9.0048</text:p>
          </table:table-cell>
          <table:table-cell table:style-name="ce3" office:value-type="float" office:value="1.5271">
            <text:p>1.5271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float" office:value="9.10589201032151">
            <text:p>9.1059</text:p>
          </table:table-cell>
          <table:table-cell table:style-name="ce3" office:value-type="float" office:value="8.67557014104998">
            <text:p>8.6756</text:p>
          </table:table-cell>
          <table:table-cell table:style-name="ce3" office:value-type="float" office:value="5.498">
            <text:p>5.4980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5.69835809073728">
            <text:p>5.6984</text:p>
          </table:table-cell>
          <table:table-cell table:style-name="ce3" office:value-type="float" office:value="11.602392498221">
            <text:p>11.6024</text:p>
          </table:table-cell>
          <table:table-cell table:style-name="ce3" office:value-type="float" office:value="1.5271">
            <text:p>1.5271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float" office:value="5.43708213508885">
            <text:p>5.4371</text:p>
          </table:table-cell>
          <table:table-cell table:style-name="ce3" office:value-type="float" office:value="11.3411165425726">
            <text:p>11.3411</text:p>
          </table:table-cell>
          <table:table-cell table:style-name="ce3" office:value-type="float" office:value="5.498">
            <text:p>5.4980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6">04/16/2011</text:date>, <text:time>20:4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an Thomas</meta:initial-creator>
    <meta:creation-date>2011-04-16T16:10:48</meta:creation-date>
    <dc:date>2011-04-16T20:44:08</dc:date>
    <dc:creator>Stan Thomas</dc:creator>
    <meta:editing-duration>PT04H14M03S</meta:editing-duration>
    <meta:editing-cycles>5</meta:editing-cycles>
    <meta:generator>OpenOffice.org/3.2$Unix OpenOffice.org_project/320m19$Build-9505</meta:generator>
    <meta:document-statistic meta:table-count="3" meta:cell-count="182" meta:object-count="0"/>
  </office:meta>
</office:document-meta>
</file>